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3.17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2.8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0.248cm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0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color="#dc2300"/>
    </style:style>
    <style:style style:name="P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dc2300"/>
    </style:style>
    <style:style style:name="T4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9.638cm" svg:y1="4.342cm" svg:x2="22.636cm" svg:y2="4.331cm" draw:start-shape="id1" draw:start-glue-point="1" draw:end-shape="id2" draw:end-glue-point="1" svg:d="M19638 4342l2998-11" svg:viewBox="0 0 2999 12">
          <text:p/>
        </draw:connector>
        <draw:rect draw:style-name="gr2" draw:text-style-name="P2" xml:id="id1" draw:id="id1" draw:layer="layout" svg:width="8.472cm" svg:height="6.624cm" svg:x="11.166cm" svg:y="1.03cm">
          <text:p/>
        </draw:rect>
        <draw:frame draw:style-name="gr3" draw:text-style-name="P3" draw:layer="layout" svg:width="3.724cm" svg:height="1.304cm" svg:x="12.984cm" svg:y="1.294cm">
          <draw:text-box>
            <text:p><text:span text:style-name="T1">Country</text:span></text:p>
          </draw:text-box>
        </draw:frame>
        <draw:line draw:style-name="gr4" draw:text-style-name="P4" draw:layer="layout" svg:x1="11.238cm" svg:y1="2.88cm" svg:x2="19.638cm" svg:y2="2.88cm">
          <text:p/>
        </draw:line>
        <draw:frame draw:style-name="gr5" draw:text-style-name="P5" draw:layer="layout" svg:width="1.603cm" svg:height="1.066cm" svg:x="12.471cm" svg:y="3.277cm">
          <draw:text-box>
            <text:p text:style-name="P1"><text:span text:style-name="T2">id</text:span></text:p>
          </draw:text-box>
        </draw:frame>
        <draw:frame draw:style-name="gr6" draw:text-style-name="P5" draw:layer="layout" svg:width="2.75cm" svg:height="1.066cm" svg:x="12.472cm" svg:y="5.368cm">
          <draw:text-box>
            <text:p text:style-name="P1"><text:span text:style-name="T2">abrv</text:span></text:p>
          </draw:text-box>
        </draw:frame>
        <draw:frame draw:style-name="gr7" draw:text-style-name="P6" draw:layer="layout" svg:width="0.925cm" svg:height="0.984cm" svg:x="11.373cm" svg:y="3.346cm">
          <draw:text-box>
            <text:p><text:span text:style-name="T3">P</text:span></text:p>
          </draw:text-box>
        </draw:frame>
        <draw:frame draw:style-name="gr8" draw:text-style-name="P5" draw:layer="layout" svg:width="3.338cm" svg:height="1.066cm" svg:x="12.473cm" svg:y="4.368cm">
          <draw:text-box>
            <text:p text:style-name="P1"><text:span text:style-name="T2">name</text:span></text:p>
          </draw:text-box>
        </draw:frame>
        <draw:frame draw:style-name="gr9" draw:text-style-name="P6" draw:layer="layout" svg:width="0.748cm" svg:height="0.984cm" svg:x="11.974cm" svg:y="3.446cm">
          <draw:text-box>
            <text:p><text:span text:style-name="T3">*</text:span></text:p>
          </draw:text-box>
        </draw:frame>
        <draw:g xml:id="id2" draw:id="id2">
          <draw:line draw:style-name="gr10" draw:text-style-name="P1" draw:layer="layout" svg:x1="22.069cm" svg:y1="4.315cm" svg:x2="22.636cm" svg:y2="3.748cm">
            <text:p/>
          </draw:line>
          <draw:line draw:style-name="gr10" draw:text-style-name="P1" draw:layer="layout" svg:x1="22.068cm" svg:y1="4.348cm" svg:x2="22.635cm" svg:y2="4.915cm">
            <text:p/>
          </draw:line>
        </draw:g>
        <draw:rect draw:style-name="gr2" draw:text-style-name="P2" draw:layer="layout" svg:width="7.033cm" svg:height="7.333cm" svg:x="22.658cm" svg:y="0.8cm">
          <text:p/>
        </draw:rect>
        <draw:frame draw:style-name="gr11" draw:text-style-name="P7" draw:layer="layout" svg:width="4.49cm" svg:height="1.276cm" svg:x="23.833cm" svg:y="1.034cm">
          <draw:text-box>
            <text:p text:style-name="P1"><text:span text:style-name="T1">Customer</text:span></text:p>
          </draw:text-box>
        </draw:frame>
        <draw:line draw:style-name="gr4" draw:text-style-name="P4" draw:layer="layout" svg:x1="22.674cm" svg:y1="2.467cm" svg:x2="29.674cm" svg:y2="2.467cm">
          <text:p/>
        </draw:line>
        <draw:frame draw:style-name="gr12" draw:text-style-name="P5" draw:layer="layout" svg:width="2.272cm" svg:height="1.043cm" svg:x="23.933cm" svg:y="5.032cm">
          <draw:text-box>
            <text:p text:style-name="P1"><text:span text:style-name="T2">name</text:span></text:p>
          </draw:text-box>
        </draw:frame>
        <draw:frame draw:style-name="gr13" draw:text-style-name="P5" draw:layer="layout" svg:width="2.034cm" svg:height="1.043cm" svg:x="23.934cm" svg:y="6.143cm">
          <draw:text-box>
            <text:p text:style-name="P1"><text:span text:style-name="T2">male</text:span></text:p>
          </draw:text-box>
        </draw:frame>
        <draw:frame draw:style-name="gr14" draw:text-style-name="P5" draw:layer="layout" svg:width="3.415cm" svg:height="1.043cm" svg:x="23.934cm" svg:y="3.933cm">
          <draw:text-box>
            <text:p text:style-name="P1"><text:span text:style-name="T2">countryId</text:span></text:p>
          </draw:text-box>
        </draw:frame>
        <draw:frame draw:style-name="gr15" draw:text-style-name="P6" draw:layer="layout" svg:width="0.891cm" svg:height="0.963cm" svg:x="22.927cm" svg:y="3.973cm">
          <draw:text-box>
            <text:p><text:span text:style-name="T4">F</text:span></text:p>
          </draw:text-box>
        </draw:frame>
        <draw:frame draw:style-name="gr12" draw:text-style-name="P5" draw:layer="layout" svg:width="1.603cm" svg:height="1.043cm" svg:x="23.934cm" svg:y="2.913cm">
          <draw:text-box>
            <text:p text:style-name="P1"><text:span text:style-name="T2">id</text:span></text:p>
          </draw:text-box>
        </draw:frame>
        <draw:frame draw:style-name="gr16" draw:text-style-name="P6" draw:layer="layout" svg:width="0.925cm" svg:height="0.963cm" svg:x="22.91cm" svg:y="2.912cm">
          <draw:text-box>
            <text:p><text:span text:style-name="T3">P</text:span></text:p>
          </draw:text-box>
        </draw:frame>
        <draw:frame draw:style-name="gr9" draw:text-style-name="P6" draw:layer="layout" svg:width="0.748cm" svg:height="0.984cm" svg:x="23.475cm" svg:y="3.085cm">
          <draw:text-box>
            <text:p><text:span text:style-name="T3">*</text:span></text:p>
          </draw:text-box>
        </draw:frame>
        <draw:rect draw:style-name="gr2" draw:text-style-name="P2" draw:layer="layout" svg:width="7.033cm" svg:height="6.532cm" svg:x="0.833cm" svg:y="1.101cm">
          <text:p/>
        </draw:rect>
        <draw:frame draw:style-name="gr11" draw:text-style-name="P7" draw:layer="layout" svg:width="4.232cm" svg:height="1.276cm" svg:x="2.134cm" svg:y="1.335cm">
          <draw:text-box>
            <text:p text:style-name="P1"><text:span text:style-name="T1">Branch</text:span></text:p>
          </draw:text-box>
        </draw:frame>
        <draw:line draw:style-name="gr4" draw:text-style-name="P4" draw:layer="layout" svg:x1="0.875cm" svg:y1="2.868cm" svg:x2="7.875cm" svg:y2="2.868cm">
          <text:p/>
        </draw:line>
        <draw:frame draw:style-name="gr12" draw:text-style-name="P5" draw:layer="layout" svg:width="2.272cm" svg:height="1.043cm" svg:x="2.134cm" svg:y="5.533cm">
          <draw:text-box>
            <text:p text:style-name="P1"><text:span text:style-name="T2">name</text:span></text:p>
          </draw:text-box>
        </draw:frame>
        <draw:frame draw:style-name="gr14" draw:text-style-name="P5" draw:layer="layout" svg:width="3.415cm" svg:height="1.043cm" svg:x="2.135cm" svg:y="4.434cm">
          <draw:text-box>
            <text:p text:style-name="P1"><text:span text:style-name="T2">countryId</text:span></text:p>
          </draw:text-box>
        </draw:frame>
        <draw:frame draw:style-name="gr15" draw:text-style-name="P6" draw:layer="layout" svg:width="0.891cm" svg:height="0.963cm" svg:x="1.128cm" svg:y="4.474cm">
          <draw:text-box>
            <text:p><text:span text:style-name="T4">F</text:span></text:p>
          </draw:text-box>
        </draw:frame>
        <draw:frame draw:style-name="gr12" draw:text-style-name="P5" draw:layer="layout" svg:width="1.603cm" svg:height="1.043cm" svg:x="2.135cm" svg:y="3.414cm">
          <draw:text-box>
            <text:p text:style-name="P1"><text:span text:style-name="T2">id</text:span></text:p>
          </draw:text-box>
        </draw:frame>
        <draw:frame draw:style-name="gr16" draw:text-style-name="P6" draw:layer="layout" svg:width="0.925cm" svg:height="0.963cm" svg:x="1.111cm" svg:y="3.413cm">
          <draw:text-box>
            <text:p><text:span text:style-name="T3">P</text:span></text:p>
          </draw:text-box>
        </draw:frame>
        <draw:frame draw:style-name="gr9" draw:text-style-name="P6" draw:layer="layout" svg:width="0.748cm" svg:height="0.984cm" svg:x="1.676cm" svg:y="3.586cm">
          <draw:text-box>
            <text:p><text:span text:style-name="T3">*</text:span></text:p>
          </draw:text-box>
        </draw:frame>
        <draw:connector draw:style-name="gr1" draw:text-style-name="P1" draw:layer="layout" draw:type="line" svg:x1="11.166cm" svg:y1="4.342cm" svg:x2="7.838cm" svg:y2="4.332cm" draw:start-shape="id1" draw:start-glue-point="3" draw:end-shape="id3" draw:end-glue-point="3" svg:d="M11166 4342l-3328-10" svg:viewBox="0 0 3329 11">
          <text:p/>
        </draw:connector>
        <draw:g xml:id="id3" draw:id="id3">
          <draw:line draw:style-name="gr10" draw:text-style-name="P1" draw:layer="layout" svg:x1="8.405cm" svg:y1="4.316cm" svg:x2="7.838cm" svg:y2="3.749cm">
            <text:p/>
          </draw:line>
          <draw:line draw:style-name="gr10" draw:text-style-name="P1" draw:layer="layout" svg:x1="8.406cm" svg:y1="4.349cm" svg:x2="7.839cm" svg:y2="4.9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5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im Bača</meta:initial-creator>
    <meta:creation-date>2012-10-02T14:21:26.96</meta:creation-date>
    <dc:date>2019-03-13T16:01:14.909000000</dc:date>
    <meta:editing-duration>PT2H19M26S</meta:editing-duration>
    <meta:editing-cycles>45</meta:editing-cycles>
    <meta:generator>LibreOffice/6.0.4.2$Windows_X86_64 LibreOffice_project/9b0d9b32d5dcda91d2f1a96dc04c645c450872bf</meta:generator>
    <meta:document-statistic meta:object-count="35"/>
  </office:meta>
</office:document-meta>
</file>